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Default_7e_LT_7e_Gliederung_20_1">
      <style:paragraph-properties fo:margin-left="0.3752in" fo:margin-right="0in" fo:margin-top="0.0835in" fo:margin-bottom="0in" fo:line-height="9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  <style:tab-stop style:position="10.25in"/>
        </style:tab-stops>
      </style:paragraph-properties>
      <style:text-properties fo:color="#00000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P2" style:family="paragraph" style:parent-style-name="Default_7e_LT_7e_Gliederung_20_1">
      <style:paragraph-properties fo:margin-left="0.3752in" fo:margin-right="0in" fo:margin-top="0.0835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  <style:tab-stop style:position="10.25in"/>
        </style:tab-stops>
      </style:paragraph-properties>
    </style:style>
    <style:style style:name="P3" style:family="paragraph" style:parent-style-name="Default_7e_LT_7e_Gliederung_20_2">
      <style:paragraph-properties fo:margin-left="0.8126in" fo:margin-right="0in" fo:margin-top="0.0835in" fo:margin-bottom="0in" fo:line-height="90%" fo:text-align="start" style:justify-single-word="false" fo:text-indent="-0.3126in" style:auto-text-indent="false" style:text-autospace="none" style:writing-mode="lr-tb">
        <style:tab-stops>
          <style:tab-stop style:position="-0.6252in"/>
          <style:tab-stop style:position="0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color="#000000" style:text-outline="false" style:text-line-through-style="none" style:font-name="Arial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/>
    </style:style>
    <style:style style:name="P4" style:family="paragraph" style:parent-style-name="Preformatted_20_Text">
      <style:paragraph-properties fo:margin-top="0in" fo:margin-bottom="0.1965in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Wingdings" style:font-name-asian="Wingdings" style:font-name-complex="Wingdings"/>
    </style:style>
    <style:style style:name="T4" style:family="text">
      <style:text-properties fo:color="#cc3333" fo:font-weight="bold" style:font-weight-asian="bold" style:font-weight-complex="bold"/>
    </style:style>
    <style:style style:name="T5" style:family="text">
      <style:text-properties fo:color="#cc3333" style:text-outline="false" style:text-line-through-style="none" style:font-name="Tahoma" fo:font-size="24pt" fo:font-style="normal" fo:text-shadow="none" style:text-underline-style="none" fo:font-weight="bold" style:font-name-asian="Tahoma" style:font-size-asian="24pt" style:font-style-asian="normal" style:font-weight-asian="bold" style:font-name-complex="Tahoma" style:font-size-complex="24pt" style:font-style-complex="normal" style:font-weight-complex="bold" style:text-emphasize="none"/>
    </style:style>
    <style:style style:name="T6" style:family="text">
      <style:text-properties fo:color="#00000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T7" style:family="text">
      <style:text-properties fo:color="#000000" style:text-outline="false" style:text-line-through-style="none" style:font-name="Arial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/>
    </style:style>
    <style:style style:name="T8" style:family="text">
      <style:text-properties fo:color="#000000" style:text-outline="false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/>
    </style:style>
    <style:style style:name="T9" style:family="text">
      <style:text-properties fo:color="#000000" style:text-outline="false" style:text-line-through-style="none" style:font-name="Wingdings" fo:font-size="24pt" fo:font-style="normal" fo:text-shadow="none" style:text-underline-style="none" fo:font-weight="normal" style:font-name-asian="Wingdings" style:font-size-asian="24pt" style:font-style-asian="normal" style:font-weight-asian="normal" style:font-name-complex="Wingdings" style:font-size-complex="24pt" style:font-style-complex="normal" style:font-weight-complex="normal" style:text-emphasize="none"/>
    </style:style>
    <style:style style:name="T10" style:family="text">
      <style:text-properties style:text-position="-25% 100%" style:font-name="Times New Roman" style:font-name-asian="Times New Roman" style:font-name-complex="Times New Roman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5">Grundsätzliches Problem: Zielagent hält sich längere Zeit an einem Fleck auf, springt nicht zufällig hin und her? (Vielleicht mit letzterem beginnen?)</text:p>
        </text:list-item>
        <text:list-item>
          <text:p text:style-name="P5"/>
        </text:list-item>
        <text:list-item>
          <text:p text:style-name="P5">Wenn Verteilung der Bewegung des Zielagenten bekannt ist kann intern simuliert werden und somit eine eigene Rewardfunktion geschaffen werden, die über die Zeit hinweg flacher verteilt ist.</text:p>
        </text:list-item>
        <text:list-item>
          <text:p text:style-name="P5">Komplette Regelsätze könnten zufällig ausgetauscht werden <text:span text:style-name="T1">→</text:span>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Hallo,</text:p>
      <text:p text:style-name="Standard"/>
      <text:p text:style-name="Standard">Den Rahmen habe ich soweit fertig (naja, ein einfaches LCS System) und sitze momentan am wesentlichen Teil der Rewardfunktion. Da habe ich mir 3 Szenarien überlegt, die von der Art der Bewegung des Zielagenten abhängen.</text:p>
      <text:p text:style-name="Standard"/>
      <text:p text:style-name="Standard">Mal angenommen der Zielagent springt sehr oft beliebige zufällige Strecken, dann ergibt sich auf einem hindernislosen Grid ja ein gleichverteilter Reward für alle Felder.</text:p>
      <text:p text:style-name="Standard"/>
      <text:p text:style-name="Standard">Angenommen der Zielagent bewegt sich (wie von dir vorgeschlagen) 2 Felder pro Schritt, dann kann es passieren, dass </text:p>
      <text:p text:style-name="Standard"/>
      <text:p text:style-name="Standard"/>
      <text:p text:style-name="Standard"/>
      <text:p text:style-name="Standard"/>
      <text:list text:style-name="L2">
        <text:list-item>
          <text:p text:style-name="P6">Vereinfachung der Bewegung: 4 Sichtrichtungen (konisch, süd, west, ost, nord), 4 Bewegungsrichtungen</text:p>
        </text:list-item>
        <text:list-item>
          <text:p text:style-name="P6">Speicher für komplexere Bewegungen?</text:p>
        </text:list-item>
        <text:list-item>
          <text:p text:style-name="P6">Statt kulminierter Bewertungszeit gleitendes Fenster?</text:p>
        </text:list-item>
        <text:list-item>
          <text:p text:style-name="P6">Progressiver Fortschritt</text:p>
        </text:list-item>
      </text:list>
      <text:p text:style-name="Standard"/>
      <text:p text:style-name="Standard"/>
      <text:p text:style-name="Standard"/>
      <text:p text:style-name="Standard">Reward bei Mißerfolg der Aktion streichen!?</text:p>
      <text:p text:style-name="Standard"/>
      <text:p text:style-name="Standard"/>
      <text:p text:style-name="Standard">Alle classifier mit gleicher Aktion suchen!</text:p>
      <text:p text:style-name="P1"><text:span text:style-name="T2">Select all classifiers in the population with condition </text:span>matching input <text:span text:style-name="T3"></text:span> <text:span text:style-name="T4">Match set</text:span> <text:span text:style-name="T1">[M].</text:span></text:p>
      <text:p text:style-name="P1"><text:span text:style-name="T2">Choose an action present in </text:span><text:span text:style-name="T1">[M]</text:span>: For every distinct action present, compute average fitness value of classifiers with that action.</text:p>
      <text:p text:style-name="P3"><text:soft-page-break/>Exploitation: Choose action with highest fitness value.</text:p>
      <text:p text:style-name="P3">Exploration: Choose action randomly.</text:p>
      <text:p text:style-name="P2"><text:span text:style-name="T7">All classifiers in </text:span><text:span text:style-name="T8">[M]</text:span><text:span text:style-name="T6"> with chosen action </text:span><text:span text:style-name="T9"></text:span><text:span text:style-name="T6"> </text:span><text:span text:style-name="T5">Action Set</text:span><text:span text:style-name="T6"> </text:span><text:span text:style-name="T8">[A].</text:span></text:p>
      <text:p text:style-name="P1"><text:span text:style-name="T2">Compute </text:span><text:span text:style-name="T4">reward</text:span>: External reward + highest discounted average fitness value in <text:span text:style-name="T1">[M]</text:span>.</text:p>
      <text:p text:style-name="P1"><text:span text:style-name="T2">Update </text:span><text:span text:style-name="T4">fitness</text:span> values of classifiers in previous action set <text:span text:style-name="T1">[A]</text:span><text:span text:style-name="T10">-1</text:span> with this reward.</text:p>
      <text:p text:style-name="Standard"/>
      <text:p text:style-name="Standard"/>
      <text:p text:style-name="Standard"/>
      <text:p text:style-name="Standard">Essenzielle Frage des Trusts, 4 Möglichkeiten:</text:p>
      <text:list text:style-name="L3">
        <text:list-item>
          <text:p text:style-name="P7">komplexes Kommunikationssystem, Bewertung der Aktionen der anderen Agenten <text:span text:style-name="T1">→</text:span> zu komplex, nicht Bestandteil der Diplomarbeit</text:p>
        </text:list-item>
        <text:list-item>
          <text:p text:style-name="P7">Kollektiv, alle Agenten tauschen Gene aus, Crossing-Over etc. <text:span text:style-name="T1">→</text:span> bedarf globaler Kommunikation, Elitismus, nur eine Population, keine Konkurrenz</text:p>
        </text:list-item>
        <text:list-item>
          <text:p text:style-name="P7">Jeder Agent arbeitet für sich <text:span text:style-name="T1">→</text:span> kein Austausch von Regeln, niedrige erwartete Effizienz</text:p>
        </text:list-item>
        <text:list-item>
          <text:p text:style-name="P7">Tournament selection, wenn sich Agenten sehen und sich ausreichend unterschieden, tauschen sie Gene aus, Gesamtfitness! Vielleicht relativ zu simplem Brute Force Algorithmus vergleichen (um Zufall auszuschalten)</text:p>
        </text:list-item>
        <text:list-item>
          <text:p text:style-name="P7">oder ohne Gesamtfitness, lediglich Bildung neuer Kinder</text:p>
        </text:list-item>
        <text:list-item>
          <text:p text:style-name="P7">Eventuell Austausch Information Zielagent falls verwandt? <text:s/>Evtl Zugriff auf Speicher</text:p>
        </text:list-item>
      </text:list>
      <text:p text:style-name="Standard"/>
      <text:p text:style-name="Standard"/>
      <text:p text:style-name="Standard">Verwandtschaftsgrad Classifier / Individuen als eigenes Gen hernehmen</text:p>
      <text:p text:style-name="Standard">Gene “mitschleppen” (quasi ein neuer Auftrag) und Agenten niedrigerer Fitness übergeben (und diesen löschen)°</text:p>
      <text:p text:style-name="Standard"/>
      <text:p text:style-name="Standard"/>
      <text:p text:style-name="Standard">Speicherstellen / Zustände?</text:p>
      <text:p text:style-name="Standard"/>
      <text:p text:style-name="Standard">Koevolution Zielagent? Noch schwieriger... evtl handprogrammiert verschiedene Bewegungsmuster / Szenarien / Regeln (z.B. Bewege dich in Richtung des Mittelpunkts des größten freien Quadrats</text:p>
      <text:p text:style-name="Standard"/>
      <text:p text:style-name="Standard"/>
      <text:p text:style-name="Standard"/>
      <text:p text:style-name="Standard"><text:soft-page-break/>Keep track of rules of other agents that are encountered often <text:span text:style-name="T1">→</text:span> global knowledge?</text:p>
      <text:p text:style-name="Standard">Also: Rules with highest fitness</text:p>
      <text:p text:style-name="Standard">Inserted in other agents with neutral fitness</text:p>
      <text:p text:style-name="Standard"/>
      <text:p text:style-name="Standard">Community organization</text:p>
      <text:p text:style-name="Standard"/>
      <text:p text:style-name="Standard"/>
      <text:p text:style-name="Standard"/>
      <text:list text:style-name="L4">
        <text:list-item>
          <text:p text:style-name="P8">Vorerst über globale Komponente Gruppen einteilen (also nicht 'Treffen'), und dann halt A* / Dijkstra Algorithmus für Abstand</text:p>
        </text:list-item>
        <text:list-item>
          <text:p text:style-name="P8">Verwandtschaftsgrad über Fitness der Regeln bestimmen, alle Matchings durchlaufen... bischen komplexerer Operator, muss ja auch mehrere Matchings beachten</text:p>
        </text:list-item>
      </text:list>
      <text:p text:style-name="Standard"/>
      <text:p text:style-name="Standard"/>
      <text:p text:style-name="Standard">matched classifier: um 90 Grad jeweils drehen!?</text:p>
      <text:p text:style-name="Standard">Absolute Himmelsrichtung ja egal, vielleicht aktuelle Dreh/Sichtrichtung</text:p>
      <text:p text:style-name="Standard"/>
      <text:p text:style-name="Standard"/>
      <text:p text:style-name="Standard">DefaultDataImporter: Fehler</text:p>
      <text:p text:style-name="Standard">String input = currentLine.substring(7); // Remove "input ".</text:p>
      <text:p text:style-name="Standard">String input = currentLine.substring(6); // Remove "input ".</text:p>
      <text:p text:style-name="Standard"/>
      <text:p text:style-name="Standard"/>
      <text:p text:style-name="Preformatted_20_Text"/>
      <text:p text:style-name="Preformatted_20_Text">4) Organizational Knowledge Reuse Mechanism: Diesen Lernmechanismus verstehe</text:p>
      <text:p text:style-name="Preformatted_20_Text">ich nicht restlos in den Ausführungen. Es liest sich fast so, dass alle</text:p>
      <text:p text:style-name="Preformatted_20_Text">Agenten über das erlernte Wissen der anderen Agenten verfügen und hin und</text:p>
      <text:p text:style-name="Preformatted_20_Text">wieder keine Entscheidungen mit Hilfe ihrer eigenen Classifier-Population</text:p>
      <text:p text:style-name="Preformatted_20_Text">treffen, sondern die Gesamtmenge aller Classifier aller Agenten</text:p>
      <text:p text:style-name="P4">befragen/nutzen. </text:p>
      <text:p text:style-name="Standard">Einen globalen Agenten erstellen, der für ein Problem die überall gültigen Regeln beinhaltet. Hin und wieder auf diese (und die Regeln aller anderen Agenten) Regeln zugreifen und diese testen.</text:p>
      <text:p text:style-name="Standard"/>
      <text:p text:style-name="Standard"/>
      <text:p text:style-name="Standard">Sinn von Subsumption? Klar, Konflikt zwischen eindeutigen und allgemeinen Classifiers?</text:p>
      <text:p text:style-name="Standard"/>
      <text:p text:style-name="Standard">Experience fliesst in updatePrediction ein, d.h. Je öfters ein Classifier bereits getestet wurde, desto geringer fällt eine Änderung an. Aber: Reaktion auf veränderte Bedingungen? Umgebung ist wegen anderer Agenten, sich bewegendem Zielagenten und womöglich sich verändernder Umgebung nicht statisch.</text:p>
      <text:p text:style-name="Standard"/>
      <text:p text:style-name="Standard">Als fitness benutze ich (bei YCS) einfach 1/(predictionError+1)</text:p>
      <text:p text:style-name="Standard">XCS scheint alpha / (error / epsilon) ^ (nu)</text:p>
      <text:p text:style-name="Standard"/>
      <text:p text:style-name="Standard">Schlechte Aktionen bestrafen? Vorausberechnen? Mmmh...</text:p>
      <text:p text:style-name="Standard"/>
      <text:p text:style-name="Standard">Zentraler Punkt: Kein wirkliches Multistepproblem</text:p>
      <text:p text:style-name="Standard"/>
      <text:p text:style-name="Standard">Grid bei jedem GA step resetten? (zufällige Position aller Agenten etc.)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.0835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text-indent="0in" style:auto-text-indent="false">
        <style:tab-stops>
          <style:tab-stop style:position="-0.6252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.0693in" fo:margin-bottom="0in" fo:text-indent="0in" style:auto-text-indent="false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size="20pt" style:font-size-asian="20pt" style:font-size-complex="20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text-indent="0in" style:auto-text-indent="false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text-indent="0in" style:auto-text-indent="false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margin-top="0.0835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WW-Title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Background_20_objects" style:display-name="Background objects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-left="0.3752in" fo:margin-right="0in" fo:margin-top="0.0835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0.8126in" fo:margin-right="0in" fo:text-indent="0in" style:auto-text-indent="false">
        <style:tab-stops>
          <style:tab-stop style:position="-0.6252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</style:style>
    <style:style style:name="Outline_20_3" style:display-name="Outline 3" style:family="paragraph" style:parent-style-name="Outline_20_2">
      <style:paragraph-properties fo:margin-left="1.25in" fo:margin-right="0in" fo:margin-top="0.0693in" fo:margin-bottom="0in" fo:text-indent="0in" style:auto-text-indent="false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size="20pt" style:font-size-asian="20pt" style:font-size-complex="20pt"/>
    </style:style>
    <style:style style:name="Outline_20_4" style:display-name="Outline 4" style:family="paragraph" style:parent-style-name="Outline_20_3">
      <style:paragraph-properties fo:margin-left="1.75in" fo:margin-right="0in" fo:text-indent="0in" style:auto-text-indent="false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</style:style>
    <style:style style:name="Outline_20_5" style:display-name="Outline 5" style:family="paragraph" style:parent-style-name="Outline_20_4">
      <style:paragraph-properties fo:margin-left="2.25in" fo:margin-right="0in" fo:text-indent="0in" style:auto-text-indent="false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.3752in" fo:margin-right="0in" fo:margin-top="0.0835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Tahoma" fo:font-size="24pt" fo:font-style="normal" fo:text-shadow="none" style:text-underline-style="none" fo:font-weight="normal" style:letter-kerning="true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left="0.8126in" fo:margin-right="0in" fo:text-indent="0in" style:auto-text-indent="false">
        <style:tab-stops>
          <style:tab-stop style:position="-0.6252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</style:style>
    <style:style style:name="Title1_7e_LT_7e_Gliederung_20_3" style:display-name="Title1~LT~Gliederung 3" style:family="paragraph" style:parent-style-name="Title1_7e_LT_7e_Gliederung_20_2">
      <style:paragraph-properties fo:margin-left="1.25in" fo:margin-right="0in" fo:margin-top="0.0693in" fo:margin-bottom="0in" fo:text-indent="0in" style:auto-text-indent="false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1_7e_LT_7e_Gliederung_20_4" style:display-name="Title1~LT~Gliederung 4" style:family="paragraph" style:parent-style-name="Title1_7e_LT_7e_Gliederung_20_3">
      <style:paragraph-properties fo:margin-left="1.75in" fo:margin-right="0in" fo:text-indent="0in" style:auto-text-indent="false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</style:style>
    <style:style style:name="Title1_7e_LT_7e_Gliederung_20_5" style:display-name="Title1~LT~Gliederung 5" style:family="paragraph" style:parent-style-name="Title1_7e_LT_7e_Gliederung_20_4">
      <style:paragraph-properties fo:margin-left="2.25in" fo:margin-right="0in" fo:text-indent="0in" style:auto-text-indent="false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Title1_7e_LT_7e_Untertitel" style:display-name="Title1~LT~Untertitel" style:family="paragraph">
      <style:paragraph-properties fo:margin-left="0in" fo:margin-right="0in" fo:margin-top="0.0835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24pt" fo:font-style="normal" fo:text-shadow="none" style:text-underline-style="none" fo:font-weight="normal" style:letter-kerning="true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Title1_7e_LT_7e_Notizen" style:display-name="Title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Clemens Lode</dc:creator>
    <dc:date>2008-10-22T00:08:18</dc:date>
    <meta:editing-cycles>22</meta:editing-cycles>
    <meta:editing-duration>PT7H12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6" meta:word-count="641" meta:character-count="4842"/>
  </office:meta>
</office:document-meta>
</file>